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D000000AF85E57D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28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.268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13.969cm" svg:y="1.27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07D000000AF85E57D24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28cm">
          <draw:image xlink:href="Pictures/100002010000007D000000AF85E57D2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18T11:23:20.002828951</dc:date>
    <dc:creator>Julie </dc:creator>
    <meta:editing-duration>P0D</meta:editing-duration>
    <meta:editing-cycles>10</meta:editing-cycles>
    <meta:generator>LibreOffice/4.2.8.2$Linux_X86_64 LibreOffice_project/420m0$Build-2</meta:generator>
    <meta:document-statistic meta:object-count="8"/>
  </office:meta>
</office:document-meta>
</file>